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099cm" style:rel-column-width="19661*"/>
    </style:style>
    <style:style style:name="Tabela1.B" style:family="table-column">
      <style:table-column-properties style:column-width="11.901cm" style:rel-column-width="45874*"/>
    </style:style>
    <style:style style:name="Tabela1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background-color="#2a6099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a1.B8" style:family="table-cell">
      <style:table-cell-properties fo:padding="0.097cm" fo:border-left="0.5pt solid #000000" fo:border-right="0.5pt solid #000000" fo:border-top="none" fo:border-bottom="0.5pt solid #000000"/>
    </style:style>
    <style:style style:name="Tabela1.B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weight="bold" officeooo:rsid="00223991" officeooo:paragraph-rsid="00223991" style:font-weight-asian="bold" style:font-weight-complex="bold"/>
    </style:style>
    <style:style style:name="P2" style:family="paragraph" style:parent-style-name="Standard">
      <style:text-properties officeooo:rsid="001eefd6" officeooo:paragraph-rsid="001eefd6"/>
    </style:style>
    <style:style style:name="P3" style:family="paragraph" style:parent-style-name="Table_20_Contents">
      <style:text-properties fo:font-weight="bold" officeooo:rsid="001eefd6" officeooo:paragraph-rsid="001eefd6" style:font-weight-asian="bold" style:font-weight-complex="bold"/>
    </style:style>
    <style:style style:name="P4" style:family="paragraph" style:parent-style-name="Table_20_Contents">
      <style:text-properties fo:font-weight="bold" officeooo:rsid="00251056" officeooo:paragraph-rsid="00251056" style:font-weight-asian="bold" style:font-weight-complex="bold"/>
    </style:style>
    <style:style style:name="P5" style:family="paragraph" style:parent-style-name="Table_20_Contents">
      <style:text-properties fo:font-size="10pt" officeooo:rsid="00251056" officeooo:paragraph-rsid="003abfb4" style:font-size-asian="10pt" style:font-size-complex="10pt"/>
    </style:style>
    <style:style style:name="P6" style:family="paragraph" style:parent-style-name="Table_20_Contents">
      <style:text-properties officeooo:rsid="00251056" officeooo:paragraph-rsid="00251056"/>
    </style:style>
    <style:style style:name="P7" style:family="paragraph" style:parent-style-name="Table_20_Contents">
      <style:text-properties fo:font-weight="bold" officeooo:rsid="00275e39" officeooo:paragraph-rsid="00275e39" style:font-weight-asian="bold" style:font-weight-complex="bold"/>
    </style:style>
    <style:style style:name="P8" style:family="paragraph" style:parent-style-name="Table_20_Contents">
      <style:text-properties fo:font-weight="bold" officeooo:rsid="00275e39" officeooo:paragraph-rsid="003abfb4" style:font-weight-asian="bold" style:font-weight-complex="bold"/>
    </style:style>
    <style:style style:name="P9" style:family="paragraph" style:parent-style-name="Table_20_Contents">
      <style:text-properties fo:font-size="10pt" fo:font-weight="normal" officeooo:rsid="0028f913" officeooo:paragraph-rsid="003abfb4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rsid="002943fd" officeooo:paragraph-rsid="002943fd"/>
    </style:style>
    <style:style style:name="P11" style:family="paragraph" style:parent-style-name="Standard">
      <style:text-properties fo:font-weight="bold" officeooo:rsid="002943fd" officeooo:paragraph-rsid="002943fd" style:font-weight-asian="bold" style:font-weight-complex="bold"/>
    </style:style>
    <style:style style:name="P12" style:family="paragraph" style:parent-style-name="Standard">
      <style:text-properties fo:font-size="10pt" officeooo:rsid="002943fd" officeooo:paragraph-rsid="003abfb4" style:font-size-asian="10pt" style:font-size-complex="10pt"/>
    </style:style>
    <style:style style:name="P13" style:family="paragraph" style:parent-style-name="Standard">
      <style:text-properties officeooo:rsid="0044d268" officeooo:paragraph-rsid="0044d268"/>
    </style:style>
    <style:style style:name="P14" style:family="paragraph" style:parent-style-name="Standard">
      <style:text-properties fo:font-weight="bold" officeooo:rsid="002a1163" officeooo:paragraph-rsid="002a1163" style:font-weight-asian="bold" style:font-weight-complex="bold"/>
    </style:style>
    <style:style style:name="P15" style:family="paragraph" style:parent-style-name="Standard">
      <style:text-properties fo:font-size="10pt" officeooo:rsid="002a1163" officeooo:paragraph-rsid="003abfb4" style:font-size-asian="10pt" style:font-size-complex="10pt"/>
    </style:style>
    <style:style style:name="P16" style:family="paragraph" style:parent-style-name="Standard">
      <style:text-properties officeooo:rsid="0044d268" officeooo:paragraph-rsid="00538330"/>
    </style:style>
    <style:style style:name="P17" style:family="paragraph" style:parent-style-name="Standard">
      <style:text-properties officeooo:rsid="00474093" officeooo:paragraph-rsid="00474093"/>
    </style:style>
    <style:style style:name="P18" style:family="paragraph" style:parent-style-name="Standard">
      <style:text-properties fo:font-weight="bold" officeooo:rsid="00474093" officeooo:paragraph-rsid="004e9946" style:font-weight-asian="bold" style:font-weight-complex="bold"/>
    </style:style>
    <style:style style:name="P19" style:family="paragraph" style:parent-style-name="Standard">
      <style:text-properties officeooo:rsid="00474093" officeooo:paragraph-rsid="004e9946"/>
    </style:style>
    <style:style style:name="P20" style:family="paragraph" style:parent-style-name="Standard">
      <style:text-properties officeooo:rsid="00474896" officeooo:paragraph-rsid="004e9946"/>
    </style:style>
    <style:style style:name="P21" style:family="paragraph" style:parent-style-name="Standard">
      <style:text-properties officeooo:rsid="0048ac92" officeooo:paragraph-rsid="004e9946"/>
    </style:style>
    <style:style style:name="P22" style:family="paragraph" style:parent-style-name="Standard">
      <style:text-properties officeooo:rsid="004a7277" officeooo:paragraph-rsid="004e9946"/>
    </style:style>
    <style:style style:name="P23" style:family="paragraph" style:parent-style-name="Standard">
      <style:text-properties officeooo:rsid="004c521e" officeooo:paragraph-rsid="004e9946"/>
    </style:style>
    <style:style style:name="P24" style:family="paragraph" style:parent-style-name="Standard">
      <style:text-properties officeooo:rsid="004de220" officeooo:paragraph-rsid="004e9946"/>
    </style:style>
    <style:style style:name="P25" style:family="paragraph" style:parent-style-name="Standard">
      <style:text-properties fo:font-weight="bold" officeooo:rsid="002da196" officeooo:paragraph-rsid="002da196" style:font-weight-asian="bold" style:font-weight-complex="bold"/>
    </style:style>
    <style:style style:name="P26" style:family="paragraph" style:parent-style-name="Standard">
      <style:text-properties fo:font-size="10pt" officeooo:rsid="002da196" officeooo:paragraph-rsid="003b8744" style:font-size-asian="10pt" style:font-size-complex="10pt"/>
    </style:style>
    <style:style style:name="P27" style:family="paragraph" style:parent-style-name="Standard">
      <style:text-properties fo:color="#55308d" loext:opacity="100%" officeooo:rsid="00369799" officeooo:paragraph-rsid="0034e982"/>
    </style:style>
    <style:style style:name="P28" style:family="paragraph" style:parent-style-name="Standard">
      <style:text-properties fo:color="#55308d" loext:opacity="100%" officeooo:rsid="00356bed" officeooo:paragraph-rsid="00354699"/>
    </style:style>
    <style:style style:name="P29" style:family="paragraph" style:parent-style-name="Standard">
      <style:text-properties fo:font-weight="bold" officeooo:rsid="002bc2f1" officeooo:paragraph-rsid="002bc2f1" style:font-weight-asian="bold" style:font-weight-complex="bold"/>
    </style:style>
    <style:style style:name="P30" style:family="paragraph" style:parent-style-name="Standard">
      <style:text-properties fo:font-size="10pt" officeooo:rsid="0031bfe7" officeooo:paragraph-rsid="003b8744" style:font-size-asian="10pt" style:font-size-complex="10pt"/>
    </style:style>
    <style:style style:name="P31" style:family="paragraph" style:parent-style-name="Standard">
      <style:text-properties officeooo:rsid="005ce994" officeooo:paragraph-rsid="005ce994"/>
    </style:style>
    <style:style style:name="P32" style:family="paragraph" style:parent-style-name="Standard">
      <style:text-properties officeooo:rsid="004e9946" officeooo:paragraph-rsid="004e9946"/>
    </style:style>
    <style:style style:name="P33" style:family="paragraph" style:parent-style-name="Standard">
      <style:text-properties fo:font-weight="bold" officeooo:rsid="00451613" officeooo:paragraph-rsid="00451613" style:font-weight-asian="bold" style:font-weight-complex="bold"/>
    </style:style>
    <style:style style:name="P34" style:family="paragraph" style:parent-style-name="Standard">
      <style:text-properties fo:font-size="10pt" fo:font-weight="normal" officeooo:rsid="00451613" officeooo:paragraph-rsid="00451613" style:font-size-asian="10pt" style:font-weight-asian="normal" style:font-size-complex="10pt" style:font-weight-complex="normal"/>
    </style:style>
    <style:style style:name="P35" style:family="paragraph" style:parent-style-name="Standard">
      <style:text-properties fo:font-weight="bold" officeooo:rsid="0031bfe7" officeooo:paragraph-rsid="0031bfe7" style:font-weight-asian="bold" style:font-weight-complex="bold"/>
    </style:style>
    <style:style style:name="P36" style:family="paragraph" style:parent-style-name="Standard">
      <style:text-properties fo:font-size="10pt" officeooo:rsid="0031bfe7" officeooo:paragraph-rsid="003cd762" style:font-size-asian="10pt" style:font-size-complex="10pt"/>
    </style:style>
    <style:style style:name="P37" style:family="paragraph" style:parent-style-name="Standard">
      <style:text-properties officeooo:rsid="004ef3d5" officeooo:paragraph-rsid="004ef3d5"/>
    </style:style>
    <style:style style:name="P38" style:family="paragraph" style:parent-style-name="Standard">
      <style:text-properties fo:color="#ff0000" loext:opacity="100%" officeooo:rsid="00376347" officeooo:paragraph-rsid="00376347"/>
    </style:style>
    <style:style style:name="P39" style:family="paragraph" style:parent-style-name="Standard">
      <style:text-properties officeooo:rsid="00376347" officeooo:paragraph-rsid="00376347"/>
    </style:style>
    <style:style style:name="P40" style:family="paragraph" style:parent-style-name="Standard">
      <style:text-properties officeooo:rsid="002943fd" officeooo:paragraph-rsid="00474093"/>
    </style:style>
    <style:style style:name="P41" style:family="paragraph" style:parent-style-name="Standard">
      <style:text-properties officeooo:rsid="0044d268" officeooo:paragraph-rsid="00474093"/>
    </style:style>
    <style:style style:name="P42" style:family="paragraph" style:parent-style-name="Standard">
      <style:text-properties officeooo:rsid="0044d268" officeooo:paragraph-rsid="005b0bb5"/>
    </style:style>
    <style:style style:name="P43" style:family="paragraph" style:parent-style-name="Standard">
      <style:text-properties officeooo:rsid="00474093" officeooo:paragraph-rsid="005b0bb5"/>
    </style:style>
    <style:style style:name="P44" style:family="paragraph" style:parent-style-name="Standard">
      <style:text-properties fo:font-weight="bold" officeooo:rsid="00474093" officeooo:paragraph-rsid="00474093" style:font-weight-asian="bold" style:font-weight-complex="bold"/>
    </style:style>
    <style:style style:name="P45" style:family="paragraph" style:parent-style-name="Standard">
      <style:text-properties fo:color="#999999" loext:opacity="100%" officeooo:rsid="00474093" officeooo:paragraph-rsid="00474093"/>
    </style:style>
    <style:style style:name="P46" style:family="paragraph" style:parent-style-name="Standard">
      <style:text-properties fo:color="#999999" loext:opacity="100%" officeooo:rsid="00474896" officeooo:paragraph-rsid="00474896"/>
    </style:style>
    <style:style style:name="P47" style:family="paragraph" style:parent-style-name="Standard">
      <style:text-properties fo:color="#999999" loext:opacity="100%" officeooo:rsid="0048ac92" officeooo:paragraph-rsid="0048ac92"/>
    </style:style>
    <style:style style:name="P48" style:family="paragraph" style:parent-style-name="Standard">
      <style:text-properties fo:color="#999999" loext:opacity="100%" officeooo:rsid="004a7277" officeooo:paragraph-rsid="004a7277"/>
    </style:style>
    <style:style style:name="P49" style:family="paragraph" style:parent-style-name="Standard">
      <style:text-properties fo:color="#999999" loext:opacity="100%" officeooo:rsid="004c521e" officeooo:paragraph-rsid="004c521e"/>
    </style:style>
    <style:style style:name="P50" style:family="paragraph" style:parent-style-name="Standard">
      <style:text-properties fo:color="#999999" loext:opacity="100%" officeooo:rsid="004de220" officeooo:paragraph-rsid="004de220"/>
    </style:style>
    <style:style style:name="P51" style:family="paragraph" style:parent-style-name="Standard">
      <style:text-properties fo:color="#000000" loext:opacity="100%" fo:font-weight="normal" officeooo:rsid="004de220" officeooo:paragraph-rsid="004de220" style:font-weight-asian="normal" style:font-weight-complex="normal"/>
    </style:style>
    <style:style style:name="P52" style:family="paragraph" style:parent-style-name="Standard">
      <style:text-properties fo:color="#000000" loext:opacity="100%" fo:font-weight="normal" officeooo:rsid="0057d00b" officeooo:paragraph-rsid="0057d00b" style:font-weight-asian="normal" style:font-weight-complex="normal"/>
    </style:style>
    <style:style style:name="P53" style:family="paragraph" style:parent-style-name="Standard">
      <style:text-properties fo:color="#000000" loext:opacity="100%" fo:font-weight="normal" officeooo:rsid="00369799" officeooo:paragraph-rsid="004e9946" style:font-weight-asian="normal" style:font-weight-complex="normal"/>
    </style:style>
    <style:style style:name="P54" style:family="paragraph" style:parent-style-name="Standard">
      <style:text-properties fo:color="#000000" loext:opacity="100%" fo:font-weight="normal" officeooo:rsid="00356bed" officeooo:paragraph-rsid="004e9946" style:font-weight-asian="normal" style:font-weight-complex="normal"/>
    </style:style>
    <style:style style:name="P55" style:family="paragraph" style:parent-style-name="Standard">
      <style:text-properties officeooo:rsid="004e9946" officeooo:paragraph-rsid="00505936"/>
    </style:style>
    <style:style style:name="P56" style:family="paragraph" style:parent-style-name="Standard">
      <style:text-properties officeooo:rsid="004ef3d5" officeooo:paragraph-rsid="00505936"/>
    </style:style>
    <style:style style:name="T1" style:family="text">
      <style:text-properties officeooo:rsid="00223991"/>
    </style:style>
    <style:style style:name="T2" style:family="text">
      <style:text-properties officeooo:rsid="00260915"/>
    </style:style>
    <style:style style:name="T3" style:family="text">
      <style:text-properties officeooo:rsid="00474093"/>
    </style:style>
    <style:style style:name="T4" style:family="text">
      <style:text-properties officeooo:rsid="0044d268"/>
    </style:style>
    <style:style style:name="T5" style:family="text">
      <style:text-properties officeooo:rsid="0029ea99"/>
    </style:style>
    <style:style style:name="T6" style:family="text">
      <style:text-properties style:text-underline-style="solid" style:text-underline-width="auto" style:text-underline-color="font-color" officeooo:rsid="0029ea99"/>
    </style:style>
    <style:style style:name="T7" style:family="text">
      <style:text-properties officeooo:rsid="003f5581"/>
    </style:style>
    <style:style style:name="T8" style:family="text">
      <style:text-properties style:text-underline-style="solid" style:text-underline-width="auto" style:text-underline-color="font-color" officeooo:rsid="003f5581"/>
    </style:style>
    <style:style style:name="T9" style:family="text">
      <style:text-properties officeooo:rsid="005a578a"/>
    </style:style>
    <style:style style:name="T10" style:family="text">
      <style:text-properties officeooo:rsid="0051596b"/>
    </style:style>
    <style:style style:name="T11" style:family="text">
      <style:text-properties officeooo:rsid="00518591"/>
    </style:style>
    <style:style style:name="T12" style:family="text">
      <style:text-properties officeooo:rsid="00474896"/>
    </style:style>
    <style:style style:name="T13" style:family="text">
      <style:text-properties officeooo:rsid="00354699"/>
    </style:style>
    <style:style style:name="T14" style:family="text">
      <style:text-properties officeooo:rsid="00432838"/>
    </style:style>
    <style:style style:name="T15" style:family="text">
      <style:text-properties officeooo:rsid="004439f2"/>
    </style:style>
    <style:style style:name="T16" style:family="text">
      <style:text-properties officeooo:rsid="0034e982"/>
    </style:style>
    <style:style style:name="T17" style:family="text">
      <style:text-properties officeooo:rsid="0032ac92"/>
    </style:style>
    <style:style style:name="T18" style:family="text">
      <style:text-properties officeooo:rsid="0040ef73"/>
    </style:style>
    <style:style style:name="T19" style:family="text">
      <style:text-properties style:text-underline-style="solid" style:text-underline-width="auto" style:text-underline-color="font-color" officeooo:rsid="0040ef73"/>
    </style:style>
    <style:style style:name="T20" style:family="text">
      <style:text-properties officeooo:rsid="005fc64e"/>
    </style:style>
    <style:style style:name="T21" style:family="text">
      <style:text-properties officeooo:rsid="00571b51"/>
    </style:style>
    <style:style style:name="T22" style:family="text">
      <style:text-properties officeooo:rsid="005b0bb5"/>
    </style:style>
    <style:style style:name="T23" style:family="text">
      <style:text-properties officeooo:rsid="005df6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 PADRÃO DE PROMPT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Etapa/<text:span text:style-name="T1">Estratégia</text:span></text:p>
          </table:table-cell>
          <table:table-cell table:style-name="Tabela1.B1" office:value-type="string">
            <text:p text:style-name="P3">Demanda</text:p>
          </table:table-cell>
        </table:table-row>
        <table:table-row>
          <table:table-cell table:style-name="Tabela1.A2" office:value-type="string">
            <text:p text:style-name="P4">Tiro Curto (Few-shot)</text:p>
            <text:p text:style-name="P5">Apresentar somente a entrada e saída esperad<text:span text:style-name="T2">a</text:span>. </text:p>
          </table:table-cell>
          <table:table-cell table:style-name="Tabela1.B2" office:value-type="string">
            <text:p text:style-name="P6"/>
          </table:table-cell>
        </table:table-row>
        <table:table-row>
          <table:table-cell table:style-name="Tabela1.A3" office:value-type="string">
            <text:p text:style-name="P7">Contexto ou configuração</text:p>
            <text:p text:style-name="P8">(Personagem e situação)</text:p>
            <text:p text:style-name="P9">Define personagem e o contexto em que vai ajudar.</text:p>
          </table:table-cell>
          <table:table-cell table:style-name="Tabela1.B3" office:value-type="string">
            <text:p text:style-name="P10">Preciso que você seja um especialista em <text:span text:style-name="T3">linguagem de programação</text:span> <text:span text:style-name="T4">Rust.</text:span></text:p>
          </table:table-cell>
        </table:table-row>
        <table:table-row>
          <table:table-cell table:style-name="Tabela1.A2" office:value-type="string">
            <text:p text:style-name="P11">Conteúdo Principal</text:p>
            <text:p text:style-name="P12">Parágrafo que traz o argumento ou orientações principais usados no processo de solução. <text:span text:style-name="T5">(Pode ser uma anexo)</text:span></text:p>
          </table:table-cell>
          <table:table-cell table:style-name="Tabela1.B4" office:value-type="string">
            <text:p text:style-name="P13">Crie um artefato de código que <text:span text:style-name="T3">identifique a bandeira de um cartão de crédito baseado no número do cartão.</text:span></text:p>
          </table:table-cell>
        </table:table-row>
        <table:table-row>
          <table:table-cell table:style-name="Tabela1.A2" office:value-type="string">
            <text:p text:style-name="P14">Conteúdo Auxiliar</text:p>
            <text:p text:style-name="P15">Dados extras que podem melhorar a qualidade da solução. <text:span text:style-name="T5">(Pode ser uma </text:span><text:span text:style-name="T6">anexo</text:span><text:span text:style-name="T5">). </text:span><text:span text:style-name="T7">Solicitar ou exemplificar </text:span><text:span text:style-name="T8">aplicações</text:span><text:span text:style-name="T7"> reais.</text:span></text:p>
          </table:table-cell>
          <table:table-cell table:style-name="Tabela1.B5" office:value-type="string">
            <text:p text:style-name="P16">Você deve solicitar a entrada do usuário.</text:p>
            <text:p text:style-name="P16">Você deve solicitar ao usuário que <text:span text:style-name="T9">digite</text:span> o número <text:span text:style-name="T3">do cartão, </text:span><text:span text:style-name="T9">não é importante quantos dígitos o número terá porque cada Bandeira tem seu próprio padrão.</text:span><text:span text:style-name="T10"> </text:span><text:span text:style-name="T11">Trate</text:span><text:span text:style-name="T10"> possíveis erros do usuário </text:span><text:span text:style-name="T9">se não digitar números</text:span><text:span text:style-name="T10">.</text:span></text:p>
            <text:p text:style-name="P17">Para o objetivo de identificar a bandeira, use como referência a seguinte tabela:</text:p>
            <text:p text:style-name="P17"/>
            <text:p text:style-name="P18">Bandeira<text:tab/><text:tab/>Número ou números iniciais</text:p>
            <text:p text:style-name="P19">VISA<text:tab/><text:tab/><text:tab/><text:span text:style-name="T12">Começa com </text:span>4</text:p>
            <text:p text:style-name="P19">Mastercard<text:tab/><text:tab/>Começa com os dígitos entre 51 e 55, ou entre 2221 a 2720</text:p>
            <text:p text:style-name="P20">ELO<text:tab/><text:tab/><text:tab/>Pode começar com 4011, 4312, 4389 outros intervalos</text:p>
            <text:p text:style-name="P20">American Express<text:tab/>Começa com 34 ou 37</text:p>
            <text:p text:style-name="P20">Discover<text:tab/><text:tab/>Começa com 6011, 65, ou com a faixa de 644 a 649</text:p>
            <text:p text:style-name="P20">Hpercard<text:tab/><text:tab/>Começa com 6062</text:p>
            <text:p text:style-name="P21">Diners Club<text:tab/><text:tab/>Começa com 30 ou 36</text:p>
            <text:p text:style-name="P22">EnRoute<text:tab/><text:tab/>Começa com 2014 ou 2149</text:p>
            <text:p text:style-name="P23">JCB<text:tab/><text:tab/><text:tab/>Começa com 35</text:p>
            <text:p text:style-name="P24">VOYAGER<text:tab/><text:tab/>Começa com 86</text:p>
            <text:p text:style-name="P24">Aura<text:tab/><text:tab/><text:tab/>Começa com 50</text:p>
            <text:p text:style-name="P17"/>
          </table:table-cell>
        </table:table-row>
        <table:table-row>
          <table:table-cell table:style-name="Tabela1.A2" office:value-type="string">
            <text:p text:style-name="P25">Limitações / <text:span text:style-name="T13">Exigências</text:span></text:p>
            <text:p text:style-name="P26">Solicita limites na solução para aumentar sua assertividade. <text:span text:style-name="T14">Expressar o que não quer. </text:span><text:span text:style-name="T15">Solicitar substituições a parâmetros que estarão entre colchetes [nome].</text:span></text:p>
          </table:table-cell>
          <table:table-cell table:style-name="Tabela1.B6" office:value-type="string">
            <text:p text:style-name="P27"><text:span text:style-name="T16">O </text:span>código deve reduzir ao máximo o esforço computacional.</text:p>
            <text:p text:style-name="P28">Preciso que todo o código da solução seja comentado.</text:p>
          </table:table-cell>
        </table:table-row>
        <table:table-row>
          <table:table-cell table:style-name="Tabela1.A2" office:value-type="string">
            <text:p text:style-name="P29">Indicações</text:p>
            <text:p text:style-name="P30">Resumo de como será a saída (solução). <text:span text:style-name="T17">Repete conteúdo principal. </text:span><text:span text:style-name="T18">Solicitar </text:span><text:span text:style-name="T19">passo a passo</text:span><text:span text:style-name="T18"> se for o caso. </text:span></text:p>
          </table:table-cell>
          <table:table-cell table:style-name="Tabela1.B7" office:value-type="string">
            <text:p text:style-name="P31">Use Pattern Match para identificar o padrão numérico de cada Bandeira e uma função que identifique esse padrão que estará sempre no início da numeração.</text:p>
            <text:p text:style-name="P32">A solução do código em Rust deve ser em texto em uma única frase:</text:p>
          </table:table-cell>
        </table:table-row>
        <table:table-row>
          <table:table-cell table:style-name="Tabela1.A2" office:value-type="string">
            <text:p text:style-name="P33">Testes</text:p>
            <text:p text:style-name="P34"><text:soft-page-break/>Se necessário faça os testes unitários para detectar os possíveis erros básicos e de threading.</text:p>
          </table:table-cell>
          <table:table-cell table:style-name="Tabela1.B8" office:value-type="string">
            <text:p text:style-name="P32"><text:s/></text:p>
          </table:table-cell>
        </table:table-row>
        <table:table-row>
          <table:table-cell table:style-name="Tabela1.A2" office:value-type="string">
            <text:p text:style-name="P35">Formato da Saída</text:p>
            <text:p text:style-name="P36">Detalhamento da forma como será exibida a solução.</text:p>
            <text:p text:style-name="P36">Ex: Tipo de texto <text:span text:style-name="T17">(narrativo, lista, tópicos, etc)</text:span>, tipo do arquivo, divisões recomendadas, comentários, como são os exemplos, etc.</text:p>
          </table:table-cell>
          <table:table-cell table:style-name="Tabela1.B9" office:value-type="string">
            <text:p text:style-name="P37">A saída será no seguinte padrão: [A bandeira do número do cartão é: x .]</text:p>
          </table:table-cell>
        </table:table-row>
      </table:table>
      <text:p text:style-name="P2"/>
      <text:p text:style-name="P38">PROMPT PRONTO:</text:p>
      <text:p text:style-name="P39"/>
      <text:p text:style-name="P40">Preciso que você seja um especialista em <text:span text:style-name="T3">linguagem de programação</text:span> <text:span text:style-name="T4">Rust.</text:span></text:p>
      <text:p text:style-name="P40"/>
      <text:p text:style-name="P41">Crie um artefato de código que <text:span text:style-name="T3">identifique a bandeira de um cartão de crédito baseado no número do cartão.</text:span></text:p>
      <text:p text:style-name="P41"/>
      <text:p text:style-name="P42">Você deve solicitar a entrada do usuário.</text:p>
      <text:p text:style-name="P43"><text:span text:style-name="T4">Você deve solicitar ao usuário que </text:span><text:span text:style-name="T9">digite</text:span><text:span text:style-name="T4"> o número </text:span>do cartão, <text:span text:style-name="T9">não é importante quantos dígitos o número terá porque cada Bandeira tem </text:span><text:span text:style-name="T20">sua </text:span><text:span text:style-name="T9">própri</text:span><text:span text:style-name="T20">a</text:span><text:span text:style-name="T9"> </text:span><text:span text:style-name="T20">quantidade de algarismos</text:span><text:span text:style-name="T9">.</text:span><text:span text:style-name="T10"> </text:span><text:span text:style-name="T11">Trate</text:span><text:span text:style-name="T10"> possíveis erros do usuário </text:span><text:span text:style-name="T9">se não digitar números</text:span><text:span text:style-name="T10">.</text:span><text:span text:style-name="T21"> U</text:span>se como referência <text:span text:style-name="T20">o seguinte exemplo</text:span>:</text:p>
      <text:p text:style-name="P17"/>
      <text:p text:style-name="P44">Bandeira<text:tab/><text:tab/>Número ou números iniciais</text:p>
      <text:p text:style-name="P17">VISA<text:tab/><text:tab/><text:tab/><text:span text:style-name="T12">Começa com </text:span>4</text:p>
      <text:p text:style-name="P45">Mastercard<text:tab/><text:tab/>Começa com os dígitos entre 51 e 55, ou entre 2221 a 2720</text:p>
      <text:p text:style-name="P46">ELO<text:tab/><text:tab/><text:tab/>Pode começar com 4011, 4312, 4389 outros intervalos</text:p>
      <text:p text:style-name="P46">American Express<text:tab/>Começa com 34 ou 37</text:p>
      <text:p text:style-name="P46">Discover<text:tab/><text:tab/>Começa com 6011, 65, ou com a faixa de 644 a 649</text:p>
      <text:p text:style-name="P46">Hpercard<text:tab/><text:tab/>Começa com 6062</text:p>
      <text:p text:style-name="P47">Diners Club<text:tab/><text:tab/>Começa com 30 ou 36</text:p>
      <text:p text:style-name="P48">EnRoute<text:tab/><text:tab/>Começa com 2014 ou 2149</text:p>
      <text:p text:style-name="P49">JCB<text:tab/><text:tab/><text:tab/>Começa com 35</text:p>
      <text:p text:style-name="P50">VOYAGER<text:tab/><text:tab/>Começa com 86</text:p>
      <text:p text:style-name="P50">Aura<text:tab/><text:tab/><text:tab/>Começa com 50</text:p>
      <text:p text:style-name="P51"/>
      <text:p text:style-name="P52">Perceba que pelos padrões apresentados, conforme o caso, é possível identificar a bandeira de um cartão com apenas o primeiro dígito. O código da solução deve prever essa situação, <text:span text:style-name="T22">ou seja, o usuário digitando vários dígitos </text:span><text:span text:style-name="T23">que correspondem ao número do cartão, </text:span><text:span text:style-name="T22">mas o padrão da bandeira, por exemplo, </text:span><text:span text:style-name="T23">pode</text:span><text:span text:style-name="T22"> já </text:span><text:span text:style-name="T23">estar </text:span><text:span text:style-name="T22">no primeiro dígito.</text:span></text:p>
      <text:p text:style-name="P53"><text:span text:style-name="T16">O </text:span>código deve reduzir ao máximo o esforço computacional.</text:p>
      <text:p text:style-name="P54">Preciso que todo o código da solução seja comentado.</text:p>
      <text:p text:style-name="P55">A solução do código em Rust deve ser em texto em uma única frase:</text:p>
      <text:p text:style-name="P56">A saída será no seguinte padrão: [A bandeira do número do cartão é: x .]</text:p>
      <text:p text:style-name="P55"/>
      <text:p text:style-name="P55"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19:37:59.551637500</meta:creation-date>
    <dc:date>2025-05-10T06:58:31.333533200</dc:date>
    <meta:editing-duration>PT6H1M49S</meta:editing-duration>
    <meta:editing-cycles>64</meta:editing-cycles>
    <meta:generator>LibreOffice/25.2.2.2$Windows_X86_64 LibreOffice_project/7370d4be9e3cf6031a51beef54ff3bda878e3fac</meta:generator>
    <meta:document-statistic meta:table-count="1" meta:image-count="0" meta:object-count="0" meta:page-count="2" meta:paragraph-count="67" meta:word-count="664" meta:character-count="3907" meta:non-whitespace-character-count="3276"/>
  </office:meta>
</office:document-meta>
</file>